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34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16.813cm"/>
    </style:style>
    <style:style style:name="co5" style:family="table-column">
      <style:table-column-properties fo:break-before="auto" style:column-width="5.17cm"/>
    </style:style>
    <style:style style:name="co6" style:family="table-column">
      <style:table-column-properties fo:break-before="auto" style:column-width="8.961cm"/>
    </style:style>
    <style:style style:name="co7" style:family="table-column">
      <style:table-column-properties fo:break-before="auto" style:column-width="17.632cm"/>
    </style:style>
    <style:style style:name="co8" style:family="table-column">
      <style:table-column-properties fo:break-before="auto" style:column-width="2.29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0.607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788cm"/>
    </style:style>
    <style:style style:name="co15" style:family="table-column">
      <style:table-column-properties fo:break-before="auto" style:column-width="19.537cm"/>
    </style:style>
    <style:style style:name="co16" style:family="table-column">
      <style:table-column-properties fo:break-before="auto" style:column-width="24.1cm"/>
    </style:style>
    <style:style style:name="co17" style:family="table-column">
      <style:table-column-properties fo:break-before="auto" style:column-width="1.016cm"/>
    </style:style>
    <style:style style:name="co18" style:family="table-column">
      <style:table-column-properties fo:break-before="auto" style:column-width="22.557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0.253cm"/>
    </style:style>
    <style:style style:name="co21" style:family="table-column">
      <style:table-column-properties fo:break-before="auto" style:column-width="1.106cm"/>
    </style:style>
    <style:style style:name="co22" style:family="table-column">
      <style:table-column-properties fo:break-before="auto" style:column-width="0.817cm"/>
    </style:style>
    <style:style style:name="co23" style:family="table-column">
      <style:table-column-properties fo:break-before="auto" style:column-width="0.811cm"/>
    </style:style>
    <style:style style:name="co24" style:family="table-column">
      <style:table-column-properties fo:break-before="auto" style:column-width="8.712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24.305cm"/>
    </style:style>
    <style:style style:name="co27" style:family="table-column">
      <style:table-column-properties fo:break-before="auto" style:column-width="2.632cm"/>
    </style:style>
    <style:style style:name="co28" style:family="table-column">
      <style:table-column-properties fo:break-before="auto" style:column-width="3.4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3.487cm" fo:break-before="auto" style:use-optimal-row-height="true"/>
    </style:style>
    <style:style style:name="ro4" style:family="table-row">
      <style:table-row-properties style:row-height="3.115cm" fo:break-before="auto" style:use-optimal-row-height="true"/>
    </style:style>
    <style:style style:name="ro5" style:family="table-row">
      <style:table-row-properties style:row-height="2.741cm" fo:break-before="auto" style:use-optimal-row-height="true"/>
    </style:style>
    <style:style style:name="ro6" style:family="table-row">
      <style:table-row-properties style:row-height="4.299cm" fo:break-before="auto" style:use-optimal-row-height="true"/>
    </style:style>
    <style:style style:name="ro7" style:family="table-row">
      <style:table-row-properties style:row-height="8.05cm" fo:break-before="auto" style:use-optimal-row-height="true"/>
    </style:style>
    <style:style style:name="ro8" style:family="table-row">
      <style:table-row-properties style:row-height="6.8cm" fo:break-before="auto" style:use-optimal-row-height="true"/>
    </style:style>
    <style:style style:name="ro9" style:family="table-row">
      <style:table-row-properties style:row-height="5.549cm" fo:break-before="auto" style:use-optimal-row-height="true"/>
    </style:style>
    <style:style style:name="ro10" style:family="table-row">
      <style:table-row-properties style:row-height="9.717cm" fo:break-before="auto" style:use-optimal-row-height="true"/>
    </style:style>
    <style:style style:name="ro11" style:family="table-row">
      <style:table-row-properties style:row-height="5.967cm" fo:break-before="auto" style:use-optimal-row-height="true"/>
    </style:style>
    <style:style style:name="ro12" style:family="table-row">
      <style:table-row-properties style:row-height="4.717cm" fo:break-before="auto" style:use-optimal-row-height="true"/>
    </style:style>
    <style:style style:name="ro1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erif" style:font-name-asian="DejaVu Sans" style:font-name-complex="Noto Sans Arabic UI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font-name="Liberation Serif" style:font-name-asian="DejaVu Sans" style:font-name-complex="Noto Sans Arabic UI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language-asian="none" style:country-asian="none" style:font-style-asian="normal" style:font-weight-asian="normal" style:font-name-complex="Liberation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29fcf" fo:border="0.74pt solid #000000"/>
      <style:text-properties fo:color="#ffffff"/>
    </style:style>
    <style:style style:name="ce20" style:family="table-cell" style:parent-style-name="Default">
      <style:table-cell-properties fo:background-color="#729fcf" fo:border="0.74pt solid #000000"/>
      <style:text-properties fo:color="#ffffff" style:font-name="Liberation Serif" style:font-name-asian="DejaVu Sans" style:font-name-complex="Noto Sans Arabic UI"/>
    </style:style>
    <style:style style:name="ce3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b4c7dc" fo:border="0.74pt solid #000000"/>
    </style:style>
    <style:style style:name="ce23" style:family="table-cell" style:parent-style-name="Default">
      <style:table-cell-properties fo:background-color="#b4c7dc" fo:border="0.74pt solid #000000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border="0.74pt solid #000000"/>
      <style:text-properties style:font-name="Cambria" fo:font-size="11pt" fo:language="en" fo:country="US" style:font-size-asian="11pt" style:language-asian="en" style:country-asian="US" style:font-name-complex="Cambria" style:font-size-complex="11pt" style:language-complex="ar" style:country-complex="SA"/>
    </style:style>
    <style:style style:name="ce26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transparent" fo:border="0.74pt solid #000000"/>
    </style:style>
    <style:style style:name="ce52" style:family="table-cell" style:parent-style-name="Default">
      <style:table-cell-properties fo:border="0.74pt solid #000000"/>
      <style:text-properties style:font-name="Cambria" fo:font-size="10pt" fo:language="en" fo:country="US" style:font-size-asian="10pt" style:language-asian="en" style:country-asian="US" style:font-name-complex="Cambria" style:font-size-complex="10pt" style:language-complex="ar" style:country-complex="SA"/>
    </style:style>
    <style:style style:name="ce4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5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61" style:family="table-cell" style:parent-style-name="Default">
      <style:table-cell-properties fo:border="0.74pt solid #000000"/>
      <style:text-properties style:font-name="Arial1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="0.74pt solid #000000"/>
      <style:text-properties fo:color="#333333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name-asian="Noto Sans CJK SC" style:font-style-asian="normal" style:font-style-complex="normal" style:text-emphasize="none" style:font-relief="none" style:text-overline-style="none" style:text-overline-color="font-color" fo:language="en" fo:country="US" style:language-asian="en" style:country-asian="US" style:language-complex="ar" style:country-complex="SA" style:font-name-complex="Cambria"/>
    </style:style>
    <style:style style:name="T4" style:family="text">
      <style:text-properties fo:color="#333333" style:text-underline-style="none" style:text-underline-color="font-color" style:text-line-through-type="none" fo:font-style="normal" style:text-outline="false" fo:text-shadow="none" style:text-line-through-mode="continuous" style:font-name-asian="Noto Sans CJK SC" style:font-style-asian="normal" style:font-style-complex="normal" style:text-emphasize="none" style:font-relief="none" style:text-overline-style="none" style:text-overline-color="font-color" fo:language="en" fo:country="US" style:language-asian="en" style:country-asian="US" style:language-complex="ar" style:country-complex="SA" style:font-name-complex="Cambria"/>
    </style:style>
    <style:style style:name="T5" style:family="text">
      <style:text-properties fo:color="#333333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333333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AS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row table:style-name="ro1"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Codi UC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IFC152_3</text:p>
          </table:table-cell>
          <table:table-cell office:value-type="string" calcext:value-type="string" table:number-columns-spanned="1" table:number-rows-spanned="3">
            <text:p>Gestió de sistemes informàtics</text:p>
          </table:table-cell>
          <table:table-cell office:value-type="string" calcext:value-type="string">
            <text:p>UC0484_3</text:p>
          </table:table-cell>
          <table:table-cell office:value-type="string" calcext:value-type="string">
            <text:p>Administrar els dispositius maquinari del sistema.</text:p>
          </table:table-cell>
          <table:table-cell office:value-type="string" calcext:value-type="string">
            <text:p>0371</text:p>
          </table:table-cell>
          <table:table-cell table:style-name="ce7" office:value-type="string" calcext:value-type="string">
            <text:p>Fonaments de Hardwar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485_3</text:p>
          </table:table-cell>
          <table:table-cell office:value-type="string" calcext:value-type="string">
            <text:p>Instal·lar, configurar i administrar el programari de base i d'aplicació del sistema.</text:p>
          </table:table-cell>
          <table:table-cell table:style-name="ce8" office:value-type="string" calcext:value-type="string">
            <text:p>0369</text:p>
          </table:table-cell>
          <table:table-cell table:style-name="ce7" office:value-type="string" calcext:value-type="string">
            <text:p>Implantació de Sistemes Operatiu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486_3</text:p>
          </table:table-cell>
          <table:table-cell office:value-type="string" calcext:value-type="string">
            <text:p>Assegurar equips informàtics.</text:p>
          </table:table-cell>
          <table:table-cell office:value-type="string" calcext:value-type="string">
            <text:p>0378</text:p>
          </table:table-cell>
          <table:table-cell table:style-name="ce7" office:value-type="string" calcext:value-type="string">
            <text:p>Seguretat i Alta disponibilitat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IFC156_3</text:p>
          </table:table-cell>
          <table:table-cell office:value-type="string" calcext:value-type="string" table:number-columns-spanned="1" table:number-rows-spanned="5">
            <text:p><text:s/>Administració de serveis d'Internet</text:p>
          </table:table-cell>
          <table:table-cell office:value-type="string" calcext:value-type="string">
            <text:p>UC0495_3</text:p>
          </table:table-cell>
          <table:table-cell office:value-type="string" calcext:value-type="string">
            <text:p>Instal·lar, configurar i administrar el programari per gestionar un entorn web.</text:p>
          </table:table-cell>
          <table:table-cell office:value-type="string" calcext:value-type="string" table:number-columns-spanned="1" table:number-rows-spanned="3">
            <text:p>0375</text:p>
          </table:table-cell>
          <table:table-cell table:style-name="ce7" office:value-type="string" calcext:value-type="string" table:number-columns-spanned="1" table:number-rows-spanned="3">
            <text:p>Serveis de Xarxa i Internet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496_3</text:p>
          </table:table-cell>
          <table:table-cell office:value-type="string" calcext:value-type="string">
            <text:p>Instal·lar, configurar i administrar serveis de missatgeria electrònica.</text:p>
          </table:table-cell>
          <table:covered-table-cell/>
          <table:covered-table-cell table:style-name="ce7"/>
        </table:table-row>
        <table:table-row table:style-name="ro1">
          <table:covered-table-cell table:number-columns-repeated="2"/>
          <table:table-cell office:value-type="string" calcext:value-type="string">
            <text:p>UC0497_3</text:p>
          </table:table-cell>
          <table:table-cell office:value-type="string" calcext:value-type="string">
            <text:p>Instal·lar, configurar i administrar serveis de transferència de fitxers i multimèdia.</text:p>
          </table:table-cell>
          <table:covered-table-cell/>
          <table:covered-table-cell table:style-name="ce7"/>
        </table:table-row>
        <table:table-row table:style-name="ro1">
          <table:covered-table-cell table:number-columns-repeated="2"/>
          <table:table-cell office:value-type="string" calcext:value-type="string">
            <text:p>UC0490_3</text:p>
          </table:table-cell>
          <table:table-cell office:value-type="string" calcext:value-type="string">
            <text:p>Gestionar serveis al sistema informàtic.</text:p>
          </table:table-cell>
          <table:table-cell office:value-type="string" calcext:value-type="string" table:number-columns-spanned="1" table:number-rows-spanned="2">
            <text:p>0374</text:p>
          </table:table-cell>
          <table:table-cell table:style-name="ce7" office:value-type="string" calcext:value-type="string" table:number-columns-spanned="1" table:number-rows-spanned="2">
            <text:p>Administració de Sistemes Operatiu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485_3</text:p>
          </table:table-cell>
          <table:table-cell office:value-type="string" calcext:value-type="string">
            <text:p>Instal·lar, configurar i administrar el programari de base i d'aplicació del sistema.</text:p>
          </table:table-cell>
          <table:covered-table-cell/>
          <table:covered-table-cell table:style-name="ce7"/>
        </table:table-row>
        <table:table-row table:style-name="ro1">
          <table:table-cell office:value-type="string" calcext:value-type="string" table:number-columns-spanned="1" table:number-rows-spanned="3">
            <text:p>IFC079_3</text:p>
          </table:table-cell>
          <table:table-cell office:value-type="string" calcext:value-type="string" table:number-columns-spanned="1" table:number-rows-spanned="3">
            <text:p>Administració de bases de dades</text:p>
          </table:table-cell>
          <table:table-cell office:value-type="string" calcext:value-type="string">
            <text:p>UC0223_3</text:p>
          </table:table-cell>
          <table:table-cell office:value-type="string" calcext:value-type="string">
            <text:p>Configurar i explotar sistemes informàtics</text:p>
          </table:table-cell>
          <table:table-cell office:value-type="string" calcext:value-type="string">
            <text:p>0371</text:p>
          </table:table-cell>
          <table:table-cell table:style-name="ce7" office:value-type="string" calcext:value-type="string">
            <text:p>Fonaments de Hardwar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224_3</text:p>
          </table:table-cell>
          <table:table-cell office:value-type="string" calcext:value-type="string">
            <text:p>Configurar i gestionar un sistema gestor de bases de dades.</text:p>
          </table:table-cell>
          <table:table-cell table:style-name="ce9" office:value-type="string" calcext:value-type="string">
            <text:p>0377</text:p>
          </table:table-cell>
          <table:table-cell table:style-name="ce7" office:value-type="string" calcext:value-type="string">
            <text:p>Administració de Sistemes Gestors de Bases de Dade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UC0225_3</text:p>
          </table:table-cell>
          <table:table-cell office:value-type="string" calcext:value-type="string">
            <text:p>Configurar i gestionar la base de dades.</text:p>
          </table:table-cell>
          <table:table-cell office:value-type="string" calcext:value-type="string">
            <text:p>0372</text:p>
          </table:table-cell>
          <table:table-cell table:style-name="ce7" office:value-type="string" calcext:value-type="string">
            <text:p>Gestió de Bases de Dades</text:p>
          </table:table-cell>
        </table:table-row>
        <table:table-row table:style-name="ro1">
          <table:table-cell table:style-name="ce3" office:value-type="string" calcext:value-type="string">
            <text:p>IFC154_3</text:p>
          </table:table-cell>
          <table:table-cell office:value-type="string" calcext:value-type="string">
            <text:p>Desenvolupament d’Aplicacions amb Tecnologies Web</text:p>
          </table:table-cell>
          <table:table-cell office:value-type="string" calcext:value-type="string">
            <text:p>UC0493_3</text:p>
          </table:table-cell>
          <table:table-cell office:value-type="string" calcext:value-type="string">
            <text:p>Implementar, verificar i documentar aplicacions web en entorns internet, intranet i extranet.</text:p>
          </table:table-cell>
          <table:table-cell office:value-type="string" calcext:value-type="string">
            <text:p>0376</text:p>
          </table:table-cell>
          <table:table-cell office:value-type="string" calcext:value-type="string">
            <text:p>Implantació d’Aplicacions web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qualificacions_professionals_ASIX_incompletes" table:style-name="ta1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Codi CP</text:p>
          </table:table-cell>
          <table:table-cell office:value-type="string" calcext:value-type="string">
            <text:p>Certificat Professional</text:p>
          </table:table-cell>
          <table:table-cell office:value-type="string" calcext:value-type="string">
            <text:p>Codi UC</text:p>
          </table:table-cell>
          <table:table-cell office:value-type="string" calcext:value-type="string">
            <text:p>Unitat/Estàndard de Competència</text:p>
          </table:table-cell>
        </table:table-row>
        <table:table-row table:style-name="ro2">
          <table:table-cell table:style-name="Default" office:value-type="string" calcext:value-type="string">
            <text:p>IFC154_3</text:p>
          </table:table-cell>
          <table:table-cell table:style-name="Default" office:value-type="string" calcext:value-type="string">
            <text:p>Desenvolupament d'aplicacions amb tecnologies web</text:p>
          </table:table-cell>
          <table:table-cell table:style-name="Default" office:value-type="string" calcext:value-type="string">
            <text:p>UC0493_3</text:p>
          </table:table-cell>
          <table:table-cell table:style-name="ce10" office:value-type="string" calcext:value-type="string">
            <text:p>Implementar, verificar i documentar aplicacions web en entorns internet, intranetnet.</text:p>
          </table:table-cell>
        </table:table-row>
      </table:table>
      <table:table table:name="contribucio_cp" table:style-name="ta1">
        <table:table-column table:style-name="co8" table:default-cell-style-name="ce19"/>
        <table:table-column table:style-name="co9" table:number-columns-repeated="9" table:default-cell-style-name="ce22"/>
        <table:table-column table:style-name="co10" table:default-cell-style-name="ce22"/>
        <table:table-column table:style-name="co11" table:default-cell-style-name="ce22"/>
        <table:table-column table:style-name="co10" table:default-cell-style-name="ce22"/>
        <table:table-column table:style-name="co12" table:default-cell-style-name="ce22"/>
        <table:table-column table:style-name="co11" table:default-cell-style-name="ce22"/>
        <table:table-row table:style-name="ro1">
          <table:table-cell office:value-type="string" calcext:value-type="string">
            <text:p>REF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table:style-name="ce20" office:value-type="string" calcext:value-type="string">
            <text:p>0374 A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5 SE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9 PIM</text:p>
          </table:table-cell>
          <table:table-cell table:number-columns-repeated="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80 IPO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81 IPO2</text:p>
          </table:table-cell>
          <table:table-cell table:number-columns-repeated="7"/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4"/>
        </table:table-row>
      </table:table>
      <table:table table:name="contribucio_ra_cp" table:style-name="ta1">
        <table:table-column table:style-name="co13" table:default-cell-style-name="ce28"/>
        <table:table-column table:style-name="co14" table:number-columns-repeated="7" table:default-cell-style-name="ce36"/>
        <table:table-row table:style-name="ro1">
          <table:table-cell office:value-type="string" calcext:value-type="string">
            <text:p>REF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4 A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5 S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6 IAW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10 IPO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665 DIG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8 SO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</table:table>
      <table:table table:name="ra_ca" table:style-name="ta1">
        <table:table-column table:style-name="co1" table:default-cell-style-name="ce25"/>
        <table:table-column table:style-name="co15" table:default-cell-style-name="ce40"/>
        <table:table-column table:style-name="co16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3">
          <table:table-cell office:value-type="string" calcext:value-type="string">
            <text:p>RA1</text:p>
          </table:table-cell>
          <table:table-cell table:style-name="ce39" office:value-type="string" calcext:value-type="string">
            <text:p>Prepara l'entorn de desenvolupament i els servidors d'aplicacions web instal·lant i integrant les funcionalitats necessàries.</text:p>
          </table:table-cell>
          <table:table-cell office:value-type="string" calcext:value-type="string">
            <text:p> cr1.a  S'ha identificat el programari necessari per al funcionament.</text:p>
            <text:p> cr1.b  S'han identificat les diferents tecnologies emprades.</text:p>
            <text:p> cr1.c  S'han instal·lat i configurat servidors web i de bases de dades.</text:p>
            <text:p> cr1.d  S'han reconegut les possibilitats de processament als entorns client i servidor.</text:p>
            <text:p> cr1.e  S'han afegit i configurat els components i mòduls necessaris per al processament de codi al servidor.</text:p>
            <text:p> cr1.f   S'ha instal·lat i configurat l'accés a bases de dades.</text:p>
            <text:p> cr1.g  S'ha establert i verificat la seguretat als accessos al servidor.</text:p>
            <text:p> cr1.h  S'han utilitzat plataformes integrades orientades a la prova i el desenvolupament d'aplicacions Web.</text:p>
            <text:p> cr1.i   S'han documentat els procediments realitzats.</text:p>
          </table:table-cell>
        </table:table-row>
        <table:table-row table:style-name="ro4">
          <table:table-cell office:value-type="string" calcext:value-type="string">
            <text:p>RA2</text:p>
          </table:table-cell>
          <table:table-cell office:value-type="string" calcext:value-type="string">
            <text:p>Implanta gestors de continguts seleccionant-los i establint la configuració dels paràmetres.</text:p>
          </table:table-cell>
          <table:table-cell office:value-type="string" calcext:value-type="string">
            <text:p> cr2.a   S'ha valorat l'ús i la utilitat dels gestors de continguts.</text:p>
            <text:p> cr2.b   S'han classificat segons la funcionalitat principal del lloc web que permet gestionar.</text:p>
            <text:p> cr2.c   S'han instal·lat diferents tipus de gestors de continguts.</text:p>
            <text:p> cr2.d   Se n'han diferenciat les característiques (ús, llicència, entre d'altres).</text:p>
            <text:p> cr2.e   S'han personalitzat i configurat els gestors de continguts.</text:p>
            <text:p> cr2.f    S'han activat i configurat els mecanismes de seguretat proporcionats pels mateixos gestors de continguts.</text:p>
            <text:p> cr2.g   S'han fet proves de funcionament.</text:p>
            <text:p> cr2.h   S'han publicat els gestors de continguts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Administra gestors de continguts adaptant-los als requeriments i garantint la integritat de la informació.</text:p>
          </table:table-cell>
          <table:table-cell office:value-type="string" calcext:value-type="string">
            <text:p> cr3.a   S'han adaptat i configurat els mòduls del gestor de continguts.</text:p>
            <text:p> cr3.b   S'han creat i gestionat usuaris amb perfils diferents.</text:p>
            <text:p> cr3.c   S'han integrat mòduls atenent requeriments de funcionalitat.</text:p>
            <text:p> cr3.d   S'han fet còpies de seguretat dels continguts.</text:p>
            <text:p> cr3.e   S'han importat i exportat continguts en diferents formats.</text:p>
            <text:p> cr3.f    S'han gestionat plantilles.</text:p>
            <text:p> cr3.g   S'han integrat funcionalitats de sindicació.</text:p>
            <text:p> cr3.h   S'han fet actualitzacions.</text:p>
            <text:p> cr3.i    S'han obtingut informes daccés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Gestiona aplicacions d'ofimàtica web integrant funcionalitats i assegurant l'accés a la informació.</text:p>
          </table:table-cell>
          <table:table-cell office:value-type="string" calcext:value-type="string">
            <text:p> cr4.a   S'ha reconegut la utilitat de les aplicacions d'ofimàtica web.</text:p>
            <text:p> cr4.b   S'han classificat segons la funcionalitat i les prestacions específiques.</text:p>
            <text:p> cr4.c   S'han instal·lat aplicacions d'ofimàtica web.</text:p>
            <text:p> cr4.d   S'han configurat les aplicacions per integrar-les a una intranet.</text:p>
            <text:p> cr4.e   Shan gestionat els comptes dusuari.</text:p>
            <text:p> cr4.f    S'han aplicat criteris de seguretat a l'accés dels usuaris.</text:p>
            <text:p> cr4.g   S'han utilitzat les aplicacions de manera cooperativa.</text:p>
            <text:p> cr4.h   S'ha elaborat documentació relativa a l'ús i la gestió de les aplicacions.</text:p>
          </table:table-cell>
        </table:table-row>
        <table:table-row table:style-name="ro3">
          <table:table-cell office:value-type="string" calcext:value-type="string">
            <text:p>RA5</text:p>
          </table:table-cell>
          <table:table-cell office:value-type="string" calcext:value-type="string">
            <text:p>Genera documents web utilitzant llenguatges de guions de servidor.</text:p>
          </table:table-cell>
          <table:table-cell office:value-type="string" calcext:value-type="string">
            <text:p> cr5.a   S'han identificat els llenguatges de guions de servidor més rellevants.</text:p>
            <text:p> cr5.b   S'ha reconegut la relació entre els llenguatges de guions de servidor i els llenguatges de marques utilitzats als clients.</text:p>
            <text:p> cr5.c   S'ha reconegut la sintaxi bàsica d'un llenguatge concret de guions.</text:p>
            <text:p> cr5.d   S'han fet servir estructures de control del llenguatge.</text:p>
            <text:p> cr5.e   S'han definit i utilitzat funcions.</text:p>
            <text:p> cr5.f    S'han fet servir formularis per introduir informació.</text:p>
            <text:p> cr5.g   S'han establert i utilitzat mecanismes per assegurar la persistència de la informació entre diferents documents web relacionats.</text:p>
            <text:p> cr5.h   S'ha identificat i assegurat els usuaris que accedeixen al document web.</text:p>
            <text:p> cr5.i    S'ha verificat l'aïllament de l'entorn específic de cada usuari.</text:p>
          </table:table-cell>
        </table:table-row>
        <table:table-row table:style-name="ro5">
          <table:table-cell office:value-type="string" calcext:value-type="string">
            <text:p>RA6</text:p>
          </table:table-cell>
          <table:table-cell table:style-name="ce26" office:value-type="string" calcext:value-type="string">
            <text:p>Genera documents web amb accés a bases de dades utilitzant llenguatges de guions de servidor.</text:p>
          </table:table-cell>
          <table:table-cell table:style-name="ce26" office:value-type="string" calcext:value-type="string">
            <text:p> cr6.a   S'han identificat els sistemes gestors de bases de dades més utilitzats en entorns web.</text:p>
            <text:p> cr6.b   S'ha verificat la integració dels sistemes gestors de bases de dades amb el llenguatge de guions del servidor.</text:p>
            <text:p> cr6.c   S'ha configurat al llenguatge de guions la connexió per a l'accés al sistema gestor de base de dades.</text:p>
            <text:p> cr6.d   S'han creat bases de dades i taules al gestor utilitzant el llenguatge de guions.</text:p>
            <text:p> cr6.e   S'ha obtingut i actualitzat la informació emmagatzemada a bases de dades.</text:p>
            <text:p> cr6.f    S'han aplicat criteris de seguretat a l'accés dels usuaris.</text:p>
            <text:p> cr6.g   S'ha verificat el funcionament i el rendiment del sistema.</text:p>
          </table:table-cell>
        </table:table-row>
        <table:table-row table:style-name="ro5">
          <table:table-cell office:value-type="string" calcext:value-type="string">
            <text:p>RA7</text:p>
          </table:table-cell>
          <table:table-cell table:style-name="ce26" office:value-type="string" calcext:value-type="string">
            <text:p>Realitza modificacions en gestors de continguts adaptant-ne l'aparença i les funcionalitats.</text:p>
          </table:table-cell>
          <table:table-cell table:style-name="ce26" office:value-type="string" calcext:value-type="string">
            <text:p> cr7.a   S'ha identificat l'estructura de directoris del gestor de continguts.</text:p>
            <text:p> cr7.b   S'ha reconegut la funcionalitat dels fitxers que utilitza i la seva naturalesa (codi, imatges, configuració, entre d'altres).</text:p>
            <text:p> cr7.c   S'han seleccionat les funcionalitats que cal adaptar i incorporar.</text:p>
            <text:p> cr7.d   S'han identificat els recursos afectats per les modificacions.</text:p>
            <text:p> cr7.e   S'ha modificat el codi de l'aplicació per incorporar-hi noves funcionalitats i adaptar-ne d'altres.</text:p>
            <text:p> cr7.f    S'ha verificat el funcionament correcte dels canvis realitzats.</text:p>
            <text:p> cr7.g   S'han documentat els canvis realitzats.</text:p>
          </table:table-cell>
        </table:table-row>
      </table:table>
      <table:table table:name="continguts" table:style-name="ta1">
        <table:table-column table:style-name="co17" table:default-cell-style-name="ce26"/>
        <table:table-column table:style-name="co18" table:default-cell-style-name="ce52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C1: Instal·lació de servidors d’aplicacions web</text:span></text:p>
            <text:p>C1.1 − Anàlisi de requeriments.</text:p>
            <text:p>C1.2 − Preparació del sistema operatiu del servidor.</text:p>
            <text:p>C1.3 − Servidor web: instal·lació i configuració.</text:p>
            <text:p>C1.4 − Sistema gestor de base de dades: instal·lació i configuració.</text:p>
            <text:p>C1.5 − Processament de codi: llenguatges script en client i servidor.</text:p>
            <text:p>C1.6 − Mòduls i components necessaris.</text:p>
            <text:p>C1.7 − Comprovació del sistema.</text:p>
            <text:p>C1.8 − Utilitats de prova i instal·lació integrada.</text:p>
            <text:p>C1.9 − Documentació de la instal·lació.</text:p>
          </table:table-cell>
        </table:table-row>
        <table:table-row table:style-name="ro7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C2: Instal·lació de gestors de continguts</text:span></text:p>
            <text:p>C2.1 − Tipus de gestors de continguts: portals, blogs, wikis, plataformes d’aprenentatge electrònic, fòrums, sistemes de programari de grup, entre altres.</text:p>
            <text:p>C2.2 − Llicències d’ús.</text:p>
            <text:p>C2.3 − Requeriments de funcionament: servidor web, bases de dades, llenguatges script.</text:p>
            <text:p>C2.4 − Terminologia.</text:p>
            <text:p>C2.5 − Funcionalitats.</text:p>
            <text:p>C2.6 − Instal·lació. Tipus d’instal·lació.</text:p>
            <text:p>C2.7 − Creació de la base de dades.</text:p>
            <text:p>C2.8 − Estructura.</text:p>
            <text:p>C2.9 − Mode d’operació.</text:p>
            <text:p>C2.10 − Creació de continguts.</text:p>
            <text:p>C2.11 − Personalització de la interfície.</text:p>
            <text:p>C2.12 − Internacionalització.</text:p>
            <text:p>C2.13 − Adaptació de menús.</text:p>
            <text:p>C2.14 − Mecanismes de seguretat integrats.</text:p>
            <text:p>C2.15 − Verificació del funcionament i rendiment.</text:p>
            <text:p>C2.16 − Publicació.</text:p>
            <text:p>C2.17 − Sistemes d’actualització.</text:p>
            <text:p>C2.18 − Documentació del procés d’instal·lació i adaptació realitzat.</text:p>
          </table:table-cell>
        </table:table-row>
        <table:table-row table:style-name="ro8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C3: Administració de gestors de continguts</text:span></text:p>
            <text:p>C3.1 − Usuaris i grups.</text:p>
            <text:p>C3.2 − Perfils.</text:p>
            <text:p>C3.3 − Organització i gestió dels continguts.</text:p>
            <text:p>C3.4 − Control d’accessos.</text:p>
            <text:p>C3.5 − Política de seguretat.</text:p>
            <text:p>C3.6 − Registres d’activitats.</text:p>
            <text:p>C3.7 − Instal·lació, configuració i integració de mòduls.</text:p>
            <text:p>C3.8 − Gestió de temes.</text:p>
            <text:p>C3.9 − Gestió de plantilles.</text:p>
            <text:p>C3.10 − Gestió de menús.</text:p>
            <text:p>C3.11 − Còpies de seguretat. Restauració de còpies.</text:p>
            <text:p>C3.12 − Sindicació de continguts.</text:p>
            <text:p>C3.13 − Ferramentes de sindicació de continguts.</text:p>
            <text:p>C3.14 − Importació i exportació de la informació.</text:p>
            <text:p>C3.15 − Documentació de la gestió del gestor de continguts.</text:p>
          </table:table-cell>
        </table:table-row>
        <table:table-row table:style-name="ro9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C4: Implantació d’aplicacions d’ofimàtica web</text:span></text:p>
            <text:p>C4.1 − Tipus d’aplicacions: processador de textos, full de càlcul, presentacions multimèdia, gestió d’arxius, calendari, cites, tasques, entre altres.</text:p>
            <text:p>C4.2 − Funcionalitats.</text:p>
            <text:p>C4.3 − Requeriments.</text:p>
            <text:p>C4.4 − Instal·lació.</text:p>
            <text:p>C4.5 − Configuració.</text:p>
            <text:p>C4.6 − Integració d’aplicacions heterogènies.</text:p>
            <text:p>C4.7 − Gestió d’usuaris.</text:p>
            <text:p>C4.8 − Control d’accessos.</text:p>
            <text:p>C4.9 − Assegurament de la informació.</text:p>
            <text:p>C4.10 − Integració ferramentes col·laboratives i ofimàtica web.</text:p>
            <text:p>C4.11 − Altres utilitats d’interés vigents en el moment actual.</text:p>
            <text:p>C4.12 − Documentació de les característiques de la implantació.</text:p>
          </table:table-cell>
        </table:table-row>
        <table:table-row table:style-name="ro10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C5: Programació de documents web utilitzant llenguatges script de servidor</text:span></text:p>
            <text:p>C5.1 − Classificació.</text:p>
            <text:p>C5.2 − Integració amb els llenguatges de marques.</text:p>
            <text:p>C5.3 − Sintaxi.</text:p>
            <text:p>C5.4 − Ferramentes d’edició de codi.</text:p>
            <text:p>C5.5 − Elements del llenguatge.</text:p>
            <text:p>C5.6 − Comentaris.</text:p>
            <text:p>C5.7 − Tipus de dades simples.</text:p>
            <text:p>C5.8 − Tipus de dades compostes.</text:p>
            <text:p>C5.9 − Variables.</text:p>
            <text:p>C5.10 − Constants.</text:p>
            <text:p>C5.11 − Operadors.</text:p>
            <text:p>C5.12 − Expressions.</text:p>
            <text:p>C5.13 − Execució condicional.</text:p>
            <text:p>C5.14 − Bucles.</text:p>
            <text:p>C5.15 − Funcions integrades i d’usuari.</text:p>
            <text:p>C5.16 − Gestió d’errors.</text:p>
            <text:p>C5.17 − Mecanismes d’introducció d’informació: formularis.</text:p>
            <text:p>C5.18 − Autenticació d’usuaris.</text:p>
            <text:p>C5.19 − Control d’accessos.</text:p>
            <text:p>C5.20 − Sessions.</text:p>
            <text:p>C5.21 − Configuració de l’intèrpret.</text:p>
            <text:p>C5.22 − Documentació del codi generat.</text:p>
          </table:table-cell>
        </table:table-row>
        <table:table-row table:style-name="ro11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C6: Accés a bases de dades des de llenguatges script de servidor</text:span></text:p>
            <text:p>C6.1 − Instal·lació de sistemes gestors de bases de dades.</text:p>
            <text:p>C6.2 − Preparació del sistema gestor.</text:p>
            <text:p>C6.3 − Integració dels llenguatges script de servidor en els sistemes gestors de base de dades.</text:p>
            <text:p>C6.4 − Connexió a bases de dades.</text:p>
            <text:p>C6.5 − Creació de bases de dades i taules.</text:p>
            <text:p>C6.6 − Recuperació de la informació de la base de dades des d’una pàgina web.</text:p>
            <text:p>C6.7 − Tècniques de processament de la informació recuperada.</text:p>
            <text:p>C6.8 − Modificació de la informació emmagatzemada: insercions, actualitzacions i eliminacions.</text:p>
            <text:p>C6.9 − Verificació de la informació.</text:p>
            <text:p>C6.10 − Gestió d’errors.</text:p>
            <text:p>C6.11 − Mecanismes de seguretat i control d’accessos.</text:p>
            <text:p>C6.12 − Verificació del funcionament i proves de rendiment.</text:p>
            <text:p>C6.13 − Documentació.</text:p>
          </table:table-cell>
        </table:table-row>
        <table:table-row table:style-name="ro12">
          <table:table-cell office:value-type="string" calcext:value-type="string">
            <text:p>RA7</text:p>
          </table:table-cell>
          <table:table-cell office:value-type="string" calcext:value-type="string">
            <text:p><text:span text:style-name="T1">C7: Adaptació de gestors de continguts</text:span></text:p>
            <text:p>C7.1 − Característiques dels principals gestors de continguts.</text:p>
            <text:p>C7.2 − Identificació del funcionament intern del gestor.</text:p>
            <text:p>C7.3 − Selecció de modificacions per fer.</text:p>
            <text:p>C7.4 − Reconeixement d’elements involucrats.</text:p>
            <text:p>C7.5 − Modificació de l’aparença.</text:p>
            <text:p>C7.6 − Incorporació i adaptació de funcionalitats.</text:p>
            <text:p>C7.7 − Desenrotllament del codi necessari.</text:p>
            <text:p>C7.8 − Verificació del funcionament.</text:p>
            <text:p>C7.9 − Depuració.</text:p>
            <text:p>C7.10 − Documentació de les adaptacions fetes.</text:p>
          </table:table-cell>
        </table:table-row>
      </table:table>
      <table:table table:name="sequenciacio_up_ra" table:style-name="ta1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number-columns-repeated="4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3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58" office:value-type="string" calcext:value-type="string">
            <text:p>RA1</text:p>
          </table:table-cell>
          <table:table-cell table:style-name="ce58" office:value-type="string" calcext:value-type="string">
            <text:p>RA2</text:p>
          </table:table-cell>
          <table:table-cell table:style-name="ce58" office:value-type="string" calcext:value-type="string">
            <text:p>RA3</text:p>
          </table:table-cell>
          <table:table-cell table:style-name="ce58" office:value-type="string" calcext:value-type="string">
            <text:p>RA4</text:p>
          </table:table-cell>
          <table:table-cell table:style-name="ce58" office:value-type="string" calcext:value-type="string">
            <text:p>RA5</text:p>
          </table:table-cell>
          <table:table-cell table:style-name="ce58" office:value-type="string" calcext:value-type="string">
            <text:p>RA6</text:p>
          </table:table-cell>
          <table:table-cell table:style-name="ce58" office:value-type="string" calcext:value-type="string">
            <text:p>RA7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3">
          <table:table-cell table:style-name="ce26" office:value-type="float" office:value="1" calcext:value-type="float">
            <text:p>1</text:p>
          </table:table-cell>
          <table:table-cell table:style-name="ce56" office:value-type="string" calcext:value-type="string">
            <text:p>Introducción a la Implantación de Aplicaciones Web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6" office:value-type="float" office:value="12" calcext:value-type="float">
            <text:p>12</text:p>
          </table:table-cell>
          <table:table-cell table:style-name="ce46" office:value-type="float" office:value="18" calcext:value-type="float">
            <text:p>18</text:p>
          </table:table-cell>
        </table:table-row>
        <table:table-row table:style-name="ro13">
          <table:table-cell table:style-name="ce26" office:value-type="float" office:value="2" calcext:value-type="float">
            <text:p>2</text:p>
          </table:table-cell>
          <table:table-cell table:style-name="ce56" office:value-type="string" calcext:value-type="string">
            <text:p>Implantación Web en Servidores</text:p>
          </table:table-cell>
          <table:table-cell table:style-name="ce26" table:number-columns-repeated="4"/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26" office:value-type="float" office:value="25" calcext:value-type="float">
            <text:p>25</text:p>
          </table:table-cell>
          <table:table-cell table:style-name="ce46" office:value-type="float" office:value="35" calcext:value-type="float">
            <text:p>35</text:p>
          </table:table-cell>
        </table:table-row>
        <table:table-row table:style-name="ro13">
          <table:table-cell table:style-name="ce26" office:value-type="float" office:value="3" calcext:value-type="float">
            <text:p>3</text:p>
          </table:table-cell>
          <table:table-cell table:style-name="ce56" office:value-type="string" calcext:value-type="string">
            <text:p>Sistemas de Gestión de Contenidos</text:p>
          </table:table-cell>
          <table:table-cell table:style-name="ce26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office:value-type="float" office:value="25" calcext:value-type="float">
            <text:p>25</text:p>
          </table:table-cell>
          <table:table-cell table:style-name="ce46" office:value-type="float" office:value="35" calcext:value-type="float">
            <text:p>35</text:p>
          </table:table-cell>
        </table:table-row>
        <table:table-row table:style-name="ro13">
          <table:table-cell table:style-name="ce26" office:value-type="float" office:value="4" calcext:value-type="float">
            <text:p>4</text:p>
          </table:table-cell>
          <table:table-cell table:style-name="ce56" office:value-type="string" calcext:value-type="string">
            <text:p>Contenedores Docker</text:p>
          </table:table-cell>
          <table:table-cell table:style-name="ce26"/>
          <table:table-cell table:number-columns-repeated="3"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 office:value-type="float" office:value="25" calcext:value-type="float">
            <text:p>25</text:p>
          </table:table-cell>
          <table:table-cell table:style-name="ce46" office:value-type="float" office:value="25" calcext:value-type="float">
            <text:p>25</text:p>
          </table:table-cell>
        </table:table-row>
        <table:table-row table:style-name="ro13">
          <table:table-cell table:style-name="ce26" office:value-type="float" office:value="5" calcext:value-type="float">
            <text:p>5</text:p>
          </table:table-cell>
          <table:table-cell table:style-name="ce56" office:value-type="string" calcext:value-type="string">
            <text:p>Implantación en el 'Cloud'</text:p>
          </table:table-cell>
          <table:table-cell table:style-name="ce26" table:number-columns-repeated="3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26" office:value-type="float" office:value="13" calcext:value-type="float">
            <text:p>13</text:p>
          </table:table-cell>
          <table:table-cell table:style-name="ce46" office:value-type="float" office:value="20" calcext:value-type="float">
            <text:p>20</text:p>
          </table:table-cell>
        </table:table-row>
        <table:table-row table:style-name="ro13">
          <table:table-cell table:style-name="ce44"/>
          <table:table-cell table:style-name="ce45" office:value-type="string" calcext:value-type="string">
            <text:p>Pes</text:p>
          </table:table-cell>
          <table:table-cell table:style-name="ce59" office:value-type="float" office:value="12" calcext:value-type="float">
            <text:p>12</text:p>
          </table:table-cell>
          <table:table-cell table:number-columns-repeated="5" table:style-name="ce59" office:value-type="float" office:value="16" calcext:value-type="float">
            <text:p>16</text:p>
          </table:table-cell>
          <table:table-cell table:style-name="ce59" office:value-type="float" office:value="8" calcext:value-type="float">
            <text:p>8</text:p>
          </table:table-cell>
          <table:table-cell table:style-name="ce26" office:value-type="float" office:value="15" calcext:value-type="float">
            <text:p>15</text:p>
          </table:table-cell>
          <table:table-cell table:style-name="ce46" table:formula="of:=SUM([.K2:.K6])" office:value-type="float" office:value="133" calcext:value-type="float">
            <text:p>133</text:p>
          </table:table-cell>
        </table:table-row>
        <table:table-row table:style-name="ro13" table:number-rows-repeated="1048567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sequenciacio_up_continguts" table:style-name="ta1">
        <table:table-column table:style-name="co19" table:default-cell-style-name="ce26"/>
        <table:table-column table:style-name="co20" table:default-cell-style-name="ce56"/>
        <table:table-column table:style-name="co22" table:number-columns-repeated="7" table:default-cell-style-name="ce36"/>
        <table:table-row table:style-name="ro13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  <table:table-cell table:style-name="ce11" office:value-type="string" calcext:value-type="string">
            <text:p>C6</text:p>
          </table:table-cell>
          <table:table-cell table:style-name="ce11" office:value-type="string" calcext:value-type="string">
            <text:p>C7</text:p>
          </table:table-cell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Introducción a la Implantación de Aplicaciones Web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Implantación Web en Servidor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Sistemas de Gestión de Contenido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Contenedores Docke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Implantación en el 'Cloud'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</table:table>
      <table:table table:name="temporalització" table:style-name="ta1">
        <table:table-column table:style-name="co23" table:default-cell-style-name="ce26"/>
        <table:table-column table:style-name="co24" table:default-cell-style-name="ce56"/>
        <table:table-column table:style-name="co25" table:default-cell-style-name="ce36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Introducción a la Implantación de Aplicaciones Web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Implantación Web en Servidores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Sistemas de Gestión de Contenidos</text:p>
          </table:table-cell>
          <table:table-cell office:value-type="string" calcext:value-type="string">
            <text:p>1 – 2</text:p>
          </table:table-cell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Contenedores Docker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Implantación en el 'Cloud'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valuacio" table:style-name="ta1">
        <table:table-column table:style-name="co26" table:default-cell-style-name="Default"/>
        <table:table-column table:style-name="co27" table:default-cell-style-name="ce18"/>
        <table:table-column table:style-name="co25" table:default-cell-style-name="ce54"/>
        <table:table-column table:style-name="co28" table:default-cell-style-name="Default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53" office:value-type="string" calcext:value-type="string">
            <text:p>Pond. Total</text:p>
          </table:table-cell>
          <table:table-cell/>
        </table:table-row>
        <table:table-row table:style-name="ro13">
          <table:table-cell table:style-name="ce61" office:value-type="string" calcext:value-type="string">
            <text:p><text:span text:style-name="T2">RA1. </text:span><text:span text:style-name="T3">Prepara l'entorn de desenvolupament i els servidors d'aplicacions web instal·lant i integrant les funcionalitats necessàries.</text:span></text:p>
          </table:table-cell>
          <table:table-cell table:style-name="Default"/>
          <table:table-cell table:style-name="ce68" table:formula="of:=SUM([.B3:.B11])" office:value-type="float" office:value="12" calcext:value-type="float">
            <text:p>12</text:p>
          </table:table-cell>
          <table:table-cell/>
        </table:table-row>
        <table:table-row table:style-name="ro13">
          <table:table-cell table:style-name="ce62" office:value-type="string" calcext:value-type="string">
            <text:p> cr1.a <text:s/>S'ha identificat el programari necessari per al funcionament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1.b <text:s/>S'han identificat les diferents tecnologies emprade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1.c <text:s/>S'han instal·lat i configurat servidors web i de bases de dade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1.d <text:s/>S'han reconegut les possibilitats de processament als entorns client i servido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1.e <text:s/>S'han afegit i configurat els components i mòduls necessaris per al processament de codi al servido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1.f <text:s text:c="2"/>S'ha instal·lat i configurat l'accés a bases de dade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1.g <text:s/>S'ha establert i verificat la seguretat als accessos al servido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1.h <text:s/>S'han utilitzat plataformes integrades orientades a la prova i el desenvolupament d'aplicacions Web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<text:s/>cr1.i <text:s text:c="2"/>S'han documentat els procediments realitzat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1" office:value-type="string" calcext:value-type="string">
            <text:p><text:span text:style-name="T2">RA2. </text:span><text:span text:style-name="T4">Implanta gestors de continguts seleccionant-los i establint la configuració dels paràmetres.</text:span></text:p>
          </table:table-cell>
          <table:table-cell table:style-name="Default"/>
          <table:table-cell table:style-name="ce68" table:formula="of:=SUM([.B13:.B20])" office:value-type="float" office:value="16" calcext:value-type="float">
            <text:p>16</text:p>
          </table:table-cell>
          <table:table-cell/>
        </table:table-row>
        <table:table-row table:style-name="ro13">
          <table:table-cell table:style-name="ce62" office:value-type="string" calcext:value-type="string">
            <text:p> cr2.a <text:s text:c="2"/>S'ha valorat l'ús i la utilitat dels gestors de contingut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2.b <text:s text:c="2"/>S'han classificat segons la funcionalitat principal del lloc web que permet gestiona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2.c <text:s text:c="2"/>S'han instal·lat diferents tipus de gestors de contingut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2.d <text:s text:c="2"/>Se n'han diferenciat les característiques (ús, llicència, entre d'altres)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2.e <text:s text:c="2"/>S'han personalitzat i configurat els gestors de contingut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2.f <text:s text:c="3"/>S'han activat i configurat els mecanismes de seguretat proporcionats pels mateixos gestors de contingut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2.g <text:s text:c="2"/>S'han fet proves de funcionament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2.h <text:s text:c="2"/>S'han publicat els gestors de contingut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1" office:value-type="string" calcext:value-type="string">
            <text:p><text:span text:style-name="T2">RA3. </text:span><text:span text:style-name="T4">Administra gestors de continguts adaptant-los als requeriments i garantint la integritat de la informació.</text:span></text:p>
          </table:table-cell>
          <table:table-cell table:style-name="Default"/>
          <table:table-cell table:style-name="ce68" table:formula="of:=SUM([.B22:.B30])" office:value-type="float" office:value="16" calcext:value-type="float">
            <text:p>16</text:p>
          </table:table-cell>
          <table:table-cell/>
        </table:table-row>
        <table:table-row table:style-name="ro13">
          <table:table-cell table:style-name="ce62" office:value-type="string" calcext:value-type="string">
            <text:p> cr3.a <text:s text:c="2"/>S'han adaptat i configurat els mòduls del gestor de continguts.</text:p>
          </table:table-cell>
          <table:table-cell table:style-name="ce65" office:value-type="float" office:value="2.2" calcext:value-type="float">
            <text:p>2,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3.b <text:s text:c="2"/>S'han creat i gestionat usuaris amb perfils diferent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3.c <text:s text:c="2"/>S'han integrat mòduls atenent requeriments de funcionalitat.</text:p>
          </table:table-cell>
          <table:table-cell table:style-name="ce65" office:value-type="float" office:value="2.2" calcext:value-type="float">
            <text:p>2,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3.d <text:s text:c="2"/>S'han fet còpies de seguretat dels continguts.</text:p>
          </table:table-cell>
          <table:table-cell table:style-name="ce65" office:value-type="float" office:value="2.2" calcext:value-type="float">
            <text:p>2,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3.e <text:s text:c="2"/>S'han importat i exportat continguts en diferents format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3.f <text:s text:c="3"/>S'han gestionat plantilles.</text:p>
          </table:table-cell>
          <table:table-cell table:style-name="ce65" office:value-type="float" office:value="2.2" calcext:value-type="float">
            <text:p>2,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3.g <text:s text:c="2"/>S'han integrat funcionalitats de sindicació.</text:p>
          </table:table-cell>
          <table:table-cell table:style-name="ce65" office:value-type="float" office:value="1.2" calcext:value-type="float">
            <text:p>1,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3.h <text:s text:c="2"/>S'han fet actualitzacion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<text:s/>cr3.i <text:s text:c="3"/>S'han obtingut informes d’accé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1" office:value-type="string" calcext:value-type="string">
            <text:p><text:span text:style-name="T2">RA4. </text:span><text:span text:style-name="T4">Gestiona aplicacions d'ofimàtica web integrant funcionalitats i assegurant l'accés a la informació.</text:span></text:p>
          </table:table-cell>
          <table:table-cell table:style-name="Default"/>
          <table:table-cell table:style-name="ce68" table:formula="of:=SUM([.B32:.B39])" office:value-type="float" office:value="16" calcext:value-type="float">
            <text:p>16</text:p>
          </table:table-cell>
          <table:table-cell/>
        </table:table-row>
        <table:table-row table:style-name="ro13">
          <table:table-cell table:style-name="ce62" office:value-type="string" calcext:value-type="string">
            <text:p> cr4.a <text:s text:c="2"/>S'ha reconegut la utilitat de les aplicacions d'ofimàtica web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4.b <text:s text:c="2"/>S'han classificat segons la funcionalitat i les prestacions específique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4.c <text:s text:c="2"/>S'han instal·lat aplicacions d'ofimàtica web.</text:p>
          </table:table-cell>
          <table:table-cell table:style-name="ce65" office:value-type="float" office:value="4" calcext:value-type="float">
            <text:p>4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4.d <text:s text:c="2"/>S'han configurat les aplicacions per integrar-les a una intranet.</text:p>
          </table:table-cell>
          <table:table-cell table:style-name="ce65" office:value-type="float" office:value="2.5" calcext:value-type="float">
            <text:p>2,5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4.e <text:s text:c="2"/>Shan gestionat els comptes dusuari.</text:p>
          </table:table-cell>
          <table:table-cell table:style-name="ce65" office:value-type="float" office:value="1.5" calcext:value-type="float">
            <text:p>1,5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4.f <text:s text:c="3"/>S'han aplicat criteris de seguretat a l'accés dels usuari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4.g <text:s text:c="2"/>S'han utilitzat les aplicacions de manera cooperativa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4.h <text:s text:c="2"/>S'ha elaborat documentació relativa a l'ús i la gestió de les aplicacion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1" office:value-type="string" calcext:value-type="string">
            <text:p><text:span text:style-name="T2">RA5. </text:span><text:span text:style-name="T4">Genera documents web utilitzant llenguatges de guions de servidor.</text:span></text:p>
          </table:table-cell>
          <table:table-cell table:style-name="Default"/>
          <table:table-cell table:style-name="ce68" table:formula="of:=SUM([.B41:.B49])" office:value-type="float" office:value="16" calcext:value-type="float">
            <text:p>16</text:p>
          </table:table-cell>
          <table:table-cell/>
        </table:table-row>
        <table:table-row table:style-name="ro13">
          <table:table-cell table:style-name="ce62" office:value-type="string" calcext:value-type="string">
            <text:p> cr5.a <text:s text:c="2"/>S'han identificat els llenguatges de guions de servidor més rellevants.</text:p>
          </table:table-cell>
          <table:table-cell table:style-name="ce65" office:value-type="float" office:value="0.5" calcext:value-type="float">
            <text:p>0,5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5.b <text:s text:c="2"/>S'ha reconegut la relació entre els llenguatges de guions de servidor i els llenguatges de marques utilitzats als clients.</text:p>
          </table:table-cell>
          <table:table-cell table:style-name="ce65" office:value-type="float" office:value="0.5" calcext:value-type="float">
            <text:p>0,5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5.c <text:s text:c="2"/>S'ha reconegut la sintaxi bàsica d'un llenguatge concret de guion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5.d <text:s text:c="2"/>S'han fet servir estructures de control del llenguatge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5.e <text:s text:c="2"/>S'han definit i utilitzat funcion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5.f <text:s text:c="3"/>S'han fet servir formularis per introduir informació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5.g <text:s text:c="2"/>S'han establert i utilitzat mecanismes per assegurar la persistència de la informació entre diferents documents web relacionat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5.h <text:s text:c="2"/>S'ha identificat i assegurat els usuaris que accedeixen al document web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5.i <text:s text:c="3"/>S'ha verificat l'aïllament de l'entorn específic de cada usuari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13" office:value-type="string" calcext:value-type="string">
            <text:p><text:span text:style-name="T5">RA6. </text:span><text:span text:style-name="T6">Genera documents web amb accés a bases de dades utilitzant llenguatges de guions de servidor.</text:span></text:p>
          </table:table-cell>
          <table:table-cell table:style-name="Default"/>
          <table:table-cell table:style-name="ce68" table:formula="of:=SUM([.B51:.B57])" office:value-type="float" office:value="16" calcext:value-type="float">
            <text:p>16</text:p>
          </table:table-cell>
          <table:table-cell/>
        </table:table-row>
        <table:table-row table:style-name="ro13">
          <table:table-cell table:style-name="ce62" office:value-type="string" calcext:value-type="string">
            <text:p><text:s/>cr6.a <text:s text:c="2"/>S'han identificat els sistemes gestors de bases de dades més utilitzats en entorns web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6.b <text:s text:c="2"/>S'ha verificat la integració dels sistemes gestors de bases de dades amb el llenguatge de guions del servido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6.c <text:s text:c="2"/>S'ha configurat al llenguatge de guions la connexió per a l'accés al sistema gestor de base de dade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6.d <text:s text:c="2"/>S'han creat bases de dades i taules al gestor utilitzant el llenguatge de guions.</text:p>
          </table:table-cell>
          <table:table-cell table:style-name="ce65" office:value-type="float" office:value="4" calcext:value-type="float">
            <text:p>4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6.e <text:s text:c="2"/>S'ha obtingut i actualitzat la informació emmagatzemada a bases de dade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6.f <text:s text:c="3"/>S'han aplicat criteris de seguretat a l'accés dels usuari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6.g <text:s text:c="2"/>S'ha verificat el funcionament i el rendiment del sistema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13" office:value-type="string" calcext:value-type="string">
            <text:p><text:span text:style-name="T5">RA7. </text:span><text:span text:style-name="T6">Realitza modificacions en gestors de continguts adaptant-ne l'aparença i les funcionalitats.</text:span></text:p>
          </table:table-cell>
          <table:table-cell table:style-name="Default"/>
          <table:table-cell table:style-name="ce68" table:formula="of:=SUM([.B59:.B65])" office:value-type="float" office:value="8" calcext:value-type="float">
            <text:p>8</text:p>
          </table:table-cell>
          <table:table-cell/>
        </table:table-row>
        <table:table-row table:style-name="ro13">
          <table:table-cell table:style-name="ce62" office:value-type="string" calcext:value-type="string">
            <text:p> cr7.a <text:s text:c="2"/>S'ha identificat l'estructura de directoris del gestor de contingut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7.b <text:s text:c="2"/>S'ha reconegut la funcionalitat dels fitxers que utilitza i la seva naturalesa (codi, imatges, configuració, entre d'altres)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7.c <text:s text:c="2"/>S'han seleccionat les funcionalitats que cal adaptar i incorpora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7.d <text:s text:c="2"/>S'han identificat els recursos afectats per les modificacion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7.e <text:s text:c="2"/>S'ha modificat el codi de l'aplicació per incorporar-hi noves funcionalitats i adaptar-ne d'altre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7.f <text:s text:c="3"/>S'ha verificat el funcionament correcte dels canvis realitzat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style-name="ce62" office:value-type="string" calcext:value-type="string">
            <text:p> cr7.g <text:s text:c="2"/>S'han documentat els canvis realitzat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  <table:table-cell/>
        </table:table-row>
        <table:table-row table:style-name="ro13">
          <table:table-cell table:number-columns-repeated="2"/>
          <table:table-cell table:style-name="ce70" table:formula="of:=[.C2]+[.C12]+[.C21]+[.C31]+[.C40]+[.C50]+[.C58]" office:value-type="float" office:value="100" calcext:value-type="float">
            <text:p>100</text:p>
          </table:table-cell>
          <table:table-cell/>
        </table:table-row>
        <table:table-row table:style-name="ro1" table:number-rows-repeated="104850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6">
      <number:day number:style="long"/>
      <number:text>-</number:text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/>
    </number:time-style>
    <number:date-style style:name="N14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0">
      <number:day number:style="long"/>
      <number:text>-</number:text>
      <number:month number:textual="true"/>
    </number:date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2P2" style:volatile="true">
      <number:text loext:blank-width-char="-"> </number:text>
      <number:fill-character> </number:fill-character>
      <number:text loext:blank-width-char="-3">- €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0" number:min-decimal-places="0" number:min-integer-digits="1"/>
      <number:text> %</number:text>
    </number:percentage-style>
    <number:percentage-style style:name="N166">
      <number:number number:decimal-places="2" number:min-decimal-places="2" number:min-integer-digits="1"/>
      <number:text> %</number:text>
    </number:percentage-style>
    <number:percentage-style style:name="N167">
      <number:number number:decimal-places="1" number:min-decimal-places="1" number:min-integer-digits="1"/>
      <number:text> %</number:text>
    </number:percentage-style>
    <style:style style:name="Default" style:family="table-cell">
      <style:table-cell-properties fo:padding="0.071cm" style:rotation-align="none"/>
      <style:text-properties fo:color="#333333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-X="1" style:scale-to-Y="1" style:table-centering="horizontal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table-centering="horizontal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7:01:06.75702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D-RA-CRI" style:display-name="PageStyle_UD-RA-C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D-RA-C" style:display-name="PageStyle_UD-RA-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D-RA-C_20_1" style:display-name="PageStyle_UD-RA-C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2T06:43:12.532202392</meta:creation-date>
    <dc:date>2025-10-10T20:56:00.024755600</dc:date>
    <meta:editing-duration>P2DT9H28M49S</meta:editing-duration>
    <meta:editing-cycles>97</meta:editing-cycles>
    <meta:generator>LibreOffice/25.2.5.2$Windows_X86_64 LibreOffice_project/03d19516eb2e1dd5d4ccd751a0d6f35f35e08022</meta:generator>
    <meta:document-statistic meta:table-count="10" meta:cell-count="456" meta:object-count="0"/>
  </office:meta>
</office:document-meta>
</file>